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Module 1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8e86ae" draw:fill-gradient-name="Pastel_20_Dream" draw:gradient-step-count="0" draw:opacity="100%" draw:opacity-name="Transparency_20_1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6T07:52:48.997800332</meta:creation-date>
    <dc:date>2023-09-07T03:12:42.444910144</dc:date>
    <meta:editing-duration>PT9H34M16S</meta:editing-duration>
    <meta:editing-cycles>9</meta:editing-cycles>
    <meta:generator>LibreOffice/7.3.7.2$Linux_X86_64 LibreOffice_project/30$Build-2</meta:generator>
    <meta:document-statistic meta:object-count="24"/>
  </office:meta>
</office:document-meta>
</file>